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0pt" style:font-size-asian="80pt" style:font-size-complex="8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50pt" style:font-size-asian="50pt" style:font-size-complex="50p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1" office:value-type="float" office:value="0" calcext:value-type="float" table:number-columns-spanned="1" table:number-rows-spanned="7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covered-table-cell/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covered-table-cell/>
          <table:table-cell table:number-columns-repeated="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covered-table-cell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1" office:value-type="float" office:value="1" calcext:value-type="float" table:number-columns-spanned="1" table:number-rows-spanned="7">
            <text:p>1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covered-table-cell/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covered-table-cell/>
          <table:table-cell table:number-columns-repeated="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covered-table-cell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1" office:value-type="float" office:value="2" calcext:value-type="float" table:number-columns-spanned="1" table:number-rows-spanned="7">
            <text:p>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covered-table-cell/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covered-table-cell/>
          <table:table-cell table:number-columns-repeated="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covered-table-cell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1" office:value-type="float" office:value="3" calcext:value-type="float" table:number-columns-spanned="1" table:number-rows-spanned="7">
            <text:p>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covered-table-cell/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covered-table-cell/>
          <table:table-cell table:number-columns-repeated="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covered-table-cell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1" office:value-type="float" office:value="4" calcext:value-type="float" table:number-columns-spanned="1" table:number-rows-spanned="7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covered-table-cell/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covered-table-cell/>
          <table:table-cell table:number-columns-repeated="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covered-table-cell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1" office:value-type="float" office:value="5" calcext:value-type="float" table:number-columns-spanned="1" table:number-rows-spanned="7">
            <text:p>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covered-table-cell/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covered-table-cell/>
          <table:table-cell table:number-columns-repeated="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covered-table-cell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1" office:value-type="float" office:value="6" calcext:value-type="float" table:number-columns-spanned="1" table:number-rows-spanned="7">
            <text:p>6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covered-table-cell/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covered-table-cell/>
          <table:table-cell table:number-columns-repeated="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covered-table-cell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1" office:value-type="float" office:value="7" calcext:value-type="float" table:number-columns-spanned="1" table:number-rows-spanned="7">
            <text:p>7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covered-table-cell/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covered-table-cell/>
          <table:table-cell table:number-columns-repeated="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covered-table-cell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1" office:value-type="float" office:value="8" calcext:value-type="float" table:number-columns-spanned="1" table:number-rows-spanned="7">
            <text:p>8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covered-table-cell/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covered-table-cell/>
          <table:table-cell table:number-columns-repeated="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covered-table-cell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1" office:value-type="float" office:value="9" calcext:value-type="float" table:number-columns-spanned="1" table:number-rows-spanned="7">
            <text:p>9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covered-table-cell/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covered-table-cell/>
          <table:table-cell table:number-columns-repeated="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covered-table-cell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2" office:value-type="float" office:value="10" calcext:value-type="float" table:number-columns-spanned="1" table:number-rows-spanned="7">
            <text:p>10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covered-table-cell/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covered-table-cell/>
          <table:table-cell table:number-columns-repeated="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covered-table-cell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2" office:value-type="float" office:value="11" calcext:value-type="float" table:number-columns-spanned="1" table:number-rows-spanned="7">
            <text:p>1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covered-table-cell/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covered-table-cell/>
          <table:table-cell table:number-columns-repeated="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covered-table-cell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2" office:value-type="float" office:value="12" calcext:value-type="float" table:number-columns-spanned="1" table:number-rows-spanned="7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2" office:value-type="float" office:value="19" calcext:value-type="float" table:number-columns-spanned="1" table:number-rows-spanned="7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covered-table-cell/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covered-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covered-table-cell/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covered-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covered-table-cell/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covered-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covered-table-cell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covered-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covered-table-cell/>
          <table:table-cell/>
          <table:table-cell table:number-columns-repeated="4"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covered-table-cell/>
          <table:table-cell/>
          <table:table-cell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covered-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2" office:value-type="float" office:value="13" calcext:value-type="float" table:number-columns-spanned="1" table:number-rows-spanned="7">
            <text:p>13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covered-table-cell/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covered-table-cell/>
          <table:table-cell table:number-columns-repeated="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covered-table-cell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2" office:value-type="float" office:value="14" calcext:value-type="float" table:number-columns-spanned="1" table:number-rows-spanned="7">
            <text:p>14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covered-table-cell/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covered-table-cell/>
          <table:table-cell table:number-columns-repeated="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covered-table-cell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2" office:value-type="float" office:value="15" calcext:value-type="float" table:number-columns-spanned="1" table:number-rows-spanned="7">
            <text:p>1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covered-table-cell/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covered-table-cell/>
          <table:table-cell table:number-columns-repeated="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covered-table-cell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2" office:value-type="float" office:value="16" calcext:value-type="float" table:number-columns-spanned="1" table:number-rows-spanned="7">
            <text:p>1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covered-table-cell/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covered-table-cell/>
          <table:table-cell table:number-columns-repeated="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covered-table-cell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2" office:value-type="float" office:value="17" calcext:value-type="float" table:number-columns-spanned="1" table:number-rows-spanned="7">
            <text:p>17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covered-table-cell/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covered-table-cell/>
          <table:table-cell table:number-columns-repeated="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covered-table-cell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2" office:value-type="float" office:value="18" calcext:value-type="float" table:number-columns-spanned="1" table:number-rows-spanned="7">
            <text:p>18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covered-table-cell/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covered-table-cell/>
          <table:table-cell table:number-columns-repeated="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covered-table-cell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2" office:value-type="float" office:value="19" calcext:value-type="float" table:number-columns-spanned="1" table:number-rows-spanned="7">
            <text:p>1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covered-table-cell/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covered-table-cell/>
          <table:table-cell table:number-columns-repeated="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covered-table-cell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0T09:29:25.788998237</meta:creation-date>
    <dc:date>2017-08-10T11:39:14.702661415</dc:date>
    <meta:editing-duration>PT1H39M28S</meta:editing-duration>
    <meta:editing-cycles>1</meta:editing-cycles>
    <meta:document-statistic meta:table-count="1" meta:cell-count="609" meta:object-count="0"/>
    <meta:generator>LibreOffice/5.1.6.2$Linux_X86_64 LibreOffice_project/10m0$Build-2</meta:generator>
  </office:meta>
</office:document-meta>
</file>